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linders_Island">
            <text:p>Flinders_Island</text:p>
          </table:table-cell>
          <table:table-cell office:value-type="string" office:value="calibrated_radiocarbon">
            <text:p>calibrated_radiocarbon</text:p>
          </table:table-cell>
          <table:table-cell office:value-type="string" office:value="SUA-3010">
            <text:p>SUA-3010</text:p>
          </table:table-cell>
          <table:table-cell office:value-type="float" office:value="-40.202">
            <text:p>-40.202</text:p>
          </table:table-cell>
          <table:table-cell office:value-type="float" office:value="148.035">
            <text:p>148.035</text:p>
          </table:table-cell>
          <table:table-cell office:value-type="float" office:value="5580.0">
            <text:p>5580.0</text:p>
          </table:table-cell>
          <table:table-cell office:value-type="float" office:value="160.0">
            <text:p>160.0</text:p>
          </table:table-cell>
          <table:table-cell office:value-type="string" office:value="K. Scalarina">
            <text:p>K. Scalarin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1">
            <text:p>-0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urrayWallaceGoede1995,Morrison2019">
            <text:p>MurrayWallaceGoede1995,Morrison2019</text:p>
          </table:table-cell>
        </table:table-row>
        <table:table-row>
          <table:table-cell office:value-type="string" office:value="Flinders_Island">
            <text:p>Flinders_Island</text:p>
          </table:table-cell>
          <table:table-cell office:value-type="string" office:value="calibrated_radiocarbon">
            <text:p>calibrated_radiocarbon</text:p>
          </table:table-cell>
          <table:table-cell office:value-type="string" office:value="SUA-3002">
            <text:p>SUA-3002</text:p>
          </table:table-cell>
          <table:table-cell office:value-type="float" office:value="-40.23">
            <text:p>-40.23</text:p>
          </table:table-cell>
          <table:table-cell office:value-type="float" office:value="148.039">
            <text:p>148.039</text:p>
          </table:table-cell>
          <table:table-cell office:value-type="float" office:value="3580.0">
            <text:p>3580.0</text:p>
          </table:table-cell>
          <table:table-cell office:value-type="float" office:value="180.0">
            <text:p>180.0</text:p>
          </table:table-cell>
          <table:table-cell office:value-type="string" office:value="Katelysia sp.">
            <text:p>Katelysi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urrayWallaceGoede1995,Morrison2019">
            <text:p>MurrayWallaceGoede1995,Morrison2019</text:p>
          </table:table-cell>
        </table:table-row>
        <table:table-row>
          <table:table-cell office:value-type="string" office:value="Flinders_Island">
            <text:p>Flinders_Island</text:p>
          </table:table-cell>
          <table:table-cell office:value-type="string" office:value="calibrated_radiocarbon">
            <text:p>calibrated_radiocarbon</text:p>
          </table:table-cell>
          <table:table-cell office:value-type="string" office:value="SUA-3001">
            <text:p>SUA-3001</text:p>
          </table:table-cell>
          <table:table-cell office:value-type="float" office:value="-40.108">
            <text:p>-40.108</text:p>
          </table:table-cell>
          <table:table-cell office:value-type="float" office:value="148.263">
            <text:p>148.263</text:p>
          </table:table-cell>
          <table:table-cell office:value-type="float" office:value="3600.0">
            <text:p>3600.0</text:p>
          </table:table-cell>
          <table:table-cell office:value-type="float" office:value="220.0">
            <text:p>220.0</text:p>
          </table:table-cell>
          <table:table-cell office:value-type="string" office:value="Katelysia Sp.">
            <text:p>Katelysi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urrayWallaceGoede1995,Morrison2019">
            <text:p>MurrayWallaceGoede1995,Morrison2019</text:p>
          </table:table-cell>
        </table:table-row>
        <table:table-row>
          <table:table-cell office:value-type="string" office:value="Flinders_Island">
            <text:p>Flinders_Island</text:p>
          </table:table-cell>
          <table:table-cell office:value-type="string" office:value="calibrated_radiocarbon">
            <text:p>calibrated_radiocarbon</text:p>
          </table:table-cell>
          <table:table-cell office:value-type="string" office:value="SUA-3015">
            <text:p>SUA-3015</text:p>
          </table:table-cell>
          <table:table-cell office:value-type="float" office:value="-40.093">
            <text:p>-40.093</text:p>
          </table:table-cell>
          <table:table-cell office:value-type="float" office:value="148.239">
            <text:p>148.239</text:p>
          </table:table-cell>
          <table:table-cell office:value-type="float" office:value="2060.0">
            <text:p>2060.0</text:p>
          </table:table-cell>
          <table:table-cell office:value-type="float" office:value="200.0">
            <text:p>200.0</text:p>
          </table:table-cell>
          <table:table-cell office:value-type="string" office:value="Katelysia Sp.">
            <text:p>Katelysi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urrayWallaceGoede1995,Morrison2019">
            <text:p>MurrayWallaceGoede1995,Morrison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